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omen's Hackathon(8 hour hackathon event) October 2014</text:p>
      <text:p text:style-name="Standard"/>
      <text:p text:style-name="Standard">Program name: Climate Game<text:line-break/><text:line-break/>Type: Application</text:p>
      <text:p text:style-name="Standard"/>
      <text:p text:style-name="Standard">Summary of what it does/The idea:</text:p>
      <text:p text:style-name="Standard"><text:tab/>This application is a short game that helps teach what climate change is and how you can help! It asks you questions about your everyday life and lets you know what options are best so you can do your part!</text:p>
      <text:p text:style-name="Standard"/>
      <text:p text:style-name="Standard">What I learned/My job:<text:line-break/><text:tab/>For this project, I learned how important leadership is. I kept the team on track while teaching them some java basics. We used a simple GUI with buttons for our mini game to keep it simp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50S</meta:editing-duration>
    <meta:editing-cycles>3</meta:editing-cycles>
    <meta:generator>OpenOffice/4.1.5$Win32 OpenOffice.org_project/415m1$Build-9789</meta:generator>
    <dc:date>2019-02-17T00:34:39.42</dc:date>
    <meta:document-statistic meta:table-count="0" meta:image-count="0" meta:object-count="0" meta:page-count="1" meta:paragraph-count="5" meta:word-count="99" meta:character-count="554"/>
    <dc:creator>K B</dc:creator>
    <meta:user-defined meta:name="Info 1"/>
    <meta:user-defined meta:name="Info 2"/>
    <meta:user-defined meta:name="Info 3"/>
    <meta:user-defined meta:name="Info 4"/>
  </office:meta>
</office:document-meta>
</file>